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0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5161in"/>
    </style:style>
    <style:style style:name="co4" style:family="table-column">
      <style:table-column-properties fo:break-before="auto" style:column-width="1.2374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9362in"/>
    </style:style>
    <style:style style:name="co7" style:family="table-column">
      <style:table-column-properties fo:break-before="auto" style:column-width="9.7717in"/>
    </style:style>
    <style:style style:name="co8" style:family="table-column">
      <style:table-column-properties fo:break-before="auto" style:column-width="10.1055in"/>
    </style:style>
    <style:style style:name="co9" style:family="table-column">
      <style:table-column-properties fo:break-before="auto" style:column-width="0.4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0.8567in" svg:x="2.3358in" svg:y="0in" draw:caption-point-x="-0.2402in" draw:caption-point-y="0.0039in">
              <dc:date>2010-12-10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IP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oscargivento table.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 table.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contains table.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genrecontains table.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workedon table.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F</text:p>
          </table:table-cell>
          <table:table-cell table:style-name="ce2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F</text:p>
          </table:table-cell>
          <table:table-cell table:style-name="ce2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Add &lt;!DOCTYPE at top of web pages.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Create stylesheet(s) for the site.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Create a background image.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string">
            <text:p>IP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Go through tutorial on Java GUIs with NetBeans / wxPython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Gather up list data and type them up in a certain format for a program to easily parse through to convert to sql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Filling movie table with movies haven't seen.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</table:table-row>
      </table:table>
      <table:table table:name="Status Legend" table:style-name="ta1" table:print="false">
        <office:forms form:automatic-focus="false" form:apply-design-mode="false"/>
        <table:table-column table:style-name="co9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0">12/10/2010</text:date>, <text:time>14:2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0-12-10T14:21:25</dc:date>
    <meta:editing-duration>PT05H38M44S</meta:editing-duration>
    <meta:editing-cycles>35</meta:editing-cycles>
    <meta:generator>OpenOffice.org/3.2$Unix OpenOffice.org_project/320m12$Build-9483</meta:generator>
    <dc:creator>Tyler Hayes</dc:creator>
    <meta:document-statistic meta:table-count="3" meta:cell-count="210" meta:object-count="0"/>
    <meta:user-defined meta:name="Info 1"/>
    <meta:user-defined meta:name="Info 2"/>
    <meta:user-defined meta:name="Info 3"/>
    <meta:user-defined meta:name="Info 4"/>
  </office:meta>
</office:document-meta>
</file>